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41/settings.xml" manifest:media-type="text/xml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41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0" manifest:media-type=""/>
  <manifest:file-entry manifest:full-path="ObjectReplacements/Object 530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32" manifest:media-type=""/>
  <manifest:file-entry manifest:full-path="ObjectReplacements/Object 6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</text:span><text:span text:style-name="T1">su</text:span><text:span text:style-name="T1">me</text:span><text:span text:style-name="T1">nt-</text:span></text:p>
          <text:p text:style-name="P1"><text:span text:style-name="T1">teo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</text:span><text:span text:style-name="T1">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><text:span text:style-name="T34">Eks. Småkunde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><text:span text:style-name="T34">Eks. Storkunde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><text:span text:style-name="T34">Sorteringsmekanisme:Separerin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47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69" draw:text-style-name="P47" draw:layer="layout" svg:width="6.49cm" svg:height="1.054cm" svg:x="7.971cm" svg:y="7.168cm">
          <draw:text-box>
            <text:p><text:span text:style-name="T13">Eksterne </text:span><text:span text:style-name="T13">virkninger</text:span></text:p>
          </draw:text-box>
        </draw:frame>
        <draw:frame draw:style-name="gr170" draw:text-style-name="P47" draw:layer="layout" svg:width="3.355cm" svg:height="1.199cm" svg:x="15.001cm" svg:y="7.168cm">
          <draw:text-box>
            <text:p><text:span text:style-name="T13">A</text:span><text:span text:style-name="T13">n</text:span><text:span text:style-name="T13">d</text:span><text:span text:style-name="T13">r</text:span><text:span text:style-name="T13">e </text:span><text:span text:style-name="T13">ti</text:span><text:span text:style-name="T13">lf</text:span><text:span text:style-name="T13">e</text:span><text:span text:style-name="T13">ll</text:span><text:span text:style-name="T13">e</text:span><text:span text:style-name="T13">r </text:span></text:p>
            <text:p><text:span text:style-name="T13">(i</text:span><text:span text:style-name="T13">k</text:span><text:span text:style-name="T13">k</text:span><text:span text:style-name="T13">e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7.316cm" svg:height="3.632cm" svg:x="10.053cm" svg:y="2.0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>Andre tiltak som sikrer konkurranse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3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48" draw:layer="layout" svg:width="1.971cm" svg:height="0.883cm" svg:x="10.66cm" svg:y="22.165cm">
          <draw:text-box>
            <text:p><text:span text:style-name="T40">GK+ME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2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81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11T12:17:29.402042290</dc:date>
    <meta:editing-duration>P1DT12H41M52S</meta:editing-duration>
    <meta:editing-cycles>316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